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number-columns-repeated="14" table:default-cell-style-name="ce4"/>
        <table:table-column table:style-name="co2" table:number-columns-repeated="2" table:default-cell-style-name="ce11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Modell</text:p>
          </table:table-cell>
          <table:table-cell table:style-name="ce3" office:value-type="string" calcext:value-type="string">
            <text:p>32 Epochs</text:p>
          </table:table-cell>
          <table:table-cell table:style-name="ce3" office:value-type="string" calcext:value-type="string">
            <text:p>48 Epochs</text:p>
          </table:table-cell>
          <table:table-cell table:style-name="ce3" office:value-type="string" calcext:value-type="string">
            <text:p>64 Epochs</text:p>
          </table:table-cell>
          <table:table-cell table:style-name="ce3" office:value-type="string" calcext:value-type="string">
            <text:p>80 Epochs</text:p>
          </table:table-cell>
          <table:table-cell table:style-name="ce3" office:value-type="string" calcext:value-type="string">
            <text:p>96 Epochs</text:p>
          </table:table-cell>
          <table:table-cell table:style-name="ce3" office:value-type="string" calcext:value-type="string">
            <text:p>112 Epochs</text:p>
          </table:table-cell>
          <table:table-cell table:style-name="ce3" office:value-type="string" calcext:value-type="string">
            <text:p>128 Epochs</text:p>
          </table:table-cell>
          <table:table-cell table:style-name="ce3" office:value-type="string" calcext:value-type="string">
            <text:p>144 Epochs</text:p>
          </table:table-cell>
          <table:table-cell table:style-name="ce3" office:value-type="string" calcext:value-type="string">
            <text:p>160 Epochs</text:p>
          </table:table-cell>
          <table:table-cell table:style-name="ce3" office:value-type="string" calcext:value-type="string">
            <text:p>176 Epochs</text:p>
          </table:table-cell>
          <table:table-cell table:style-name="ce3" office:value-type="string" calcext:value-type="string">
            <text:p>192 Epochs</text:p>
          </table:table-cell>
          <table:table-cell table:style-name="ce3" office:value-type="string" calcext:value-type="string">
            <text:p>208 Epochs</text:p>
          </table:table-cell>
          <table:table-cell table:style-name="ce3" office:value-type="string" calcext:value-type="string">
            <text:p>224 Epochs</text:p>
          </table:table-cell>
          <table:table-cell table:style-name="ce3" office:value-type="string" calcext:value-type="string">
            <text:p>240 Epochs</text:p>
          </table:table-cell>
          <table:table-cell table:style-name="ce3" office:value-type="string" calcext:value-type="string">
            <text:p>256 Epochs</text:p>
          </table:table-cell>
          <table:table-cell table:style-name="ce3" office:value-type="string" calcext:value-type="string">
            <text:p>272 Epochs</text:p>
          </table:table-cell>
          <table:table-cell table:style-name="ce3" office:value-type="string" calcext:value-type="string">
            <text:p>288 Epoch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0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95001268386841" calcext:value-type="float">
            <text:p>0.29500126838684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2" office:value-type="float" office:value="0.230002403259277" calcext:value-type="float">
            <text:p>0.230002403259277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1</text:p>
          </table:table-cell>
          <table:table-cell office:value-type="float" office:value="0.335001945495606" calcext:value-type="float">
            <text:p>0.335001945495606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69997119903564" calcext:value-type="float">
            <text:p>0.2699971199035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2</text:p>
          </table:table-cell>
          <table:table-cell office:value-type="float" office:value="0.309997797012329" calcext:value-type="float">
            <text:p>0.309997797012329</text:p>
          </table:table-cell>
          <table:table-cell office:value-type="float" office:value="0.302499532699585" calcext:value-type="float">
            <text:p>0.302499532699585</text:p>
          </table:table-cell>
          <table:table-cell office:value-type="float" office:value="0.282502174377441" calcext:value-type="float">
            <text:p>0.28250217437744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9749870300293" calcext:value-type="float">
            <text:p>0.29749870300293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92497873306274" calcext:value-type="float">
            <text:p>0.292497873306274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07501649856567" calcext:value-type="float">
            <text:p>0.2075016498565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3</text:p>
          </table:table-cell>
          <table:table-cell office:value-type="float" office:value="0.300002098083496" calcext:value-type="float">
            <text:p>0.300002098083496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37500667572021" calcext:value-type="float">
            <text:p>0.2375006675720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4</text:p>
          </table:table-cell>
          <table:table-cell office:value-type="float" office:value="0.322502851486206" calcext:value-type="float">
            <text:p>0.322502851486206</text:p>
          </table:table-cell>
          <table:table-cell office:value-type="float" office:value="0.282502174377441" calcext:value-type="float">
            <text:p>0.282502174377441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60001420974731" calcext:value-type="float">
            <text:p>0.2600014209747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5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30002403259277" calcext:value-type="float">
            <text:p>0.230002403259277</text:p>
          </table:table-cell>
          <table:table-cell table:number-columns-repeated="2" office:value-type="float" office:value="0.26249885559082" calcext:value-type="float">
            <text:p>0.26249885559082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09999084472656" calcext:value-type="float">
            <text:p>0.209999084472656</text:p>
          </table:table-cell>
          <table:table-cell office:value-type="float" office:value="0.207501649856567" calcext:value-type="float">
            <text:p>0.2075016498565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6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31999945640564" calcext:value-type="float">
            <text:p>0.31999945640564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42501497268677" calcext:value-type="float">
            <text:p>0.242501497268677</text:p>
          </table:table-cell>
          <table:table-cell table:number-columns-repeated="2" office:value-type="float" office:value="0.234997272491455" calcext:value-type="float">
            <text:p>0.234997272491455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7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302499532699585" calcext:value-type="float">
            <text:p>0.302499532699585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90000438690186" calcext:value-type="float">
            <text:p>0.290000438690186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5000591278076" calcext:value-type="float">
            <text:p>0.255000591278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8</text:p>
          </table:table-cell>
          <table:table-cell office:value-type="float" office:value="0.30750036239624" calcext:value-type="float">
            <text:p>0.30750036239624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199997425079346" calcext:value-type="float">
            <text:p>0.199997425079346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42501497268677" calcext:value-type="float">
            <text:p>0.24250149726867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ell 9</text:p>
          </table:table-cell>
          <table:table-cell office:value-type="float" office:value="0.30750036239624" calcext:value-type="float">
            <text:p>0.30750036239624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6249885559082" calcext:value-type="float">
            <text:p>0.262498855590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nsemble</text:p>
          </table:table-cell>
          <table:table-cell office:value-type="float" office:value="0.227499008178711" calcext:value-type="float">
            <text:p>0.227499008178711</text:p>
          </table:table-cell>
          <table:table-cell table:style-name="ce5" office:value-type="float" office:value="0.199997425079346" calcext:value-type="float">
            <text:p>0.199997425079346</text:p>
          </table:table-cell>
          <table:table-cell office:value-type="float" office:value="0.197499990463257" calcext:value-type="float">
            <text:p>0.197499990463257</text:p>
          </table:table-cell>
          <table:table-cell office:value-type="float" office:value="0.195002555847168" calcext:value-type="float">
            <text:p>0.195002555847168</text:p>
          </table:table-cell>
          <table:table-cell office:value-type="float" office:value="0.187498331069946" calcext:value-type="float">
            <text:p>0.187498331069946</text:p>
          </table:table-cell>
          <table:table-cell office:value-type="float" office:value="0.195002555847168" calcext:value-type="float">
            <text:p>0.195002555847168</text:p>
          </table:table-cell>
          <table:table-cell office:value-type="float" office:value="0.187498331069946" calcext:value-type="float">
            <text:p>0.187498331069946</text:p>
          </table:table-cell>
          <table:table-cell office:value-type="float" office:value="0.177502632141113" calcext:value-type="float">
            <text:p>0.177502632141113</text:p>
          </table:table-cell>
          <table:table-cell office:value-type="float" office:value="0.172501802444458" calcext:value-type="float">
            <text:p>0.172501802444458</text:p>
          </table:table-cell>
          <table:table-cell office:value-type="float" office:value="0.185000896453857" calcext:value-type="float">
            <text:p>0.185000896453857</text:p>
          </table:table-cell>
          <table:table-cell office:value-type="float" office:value="0.187498331069946" calcext:value-type="float">
            <text:p>0.187498331069946</text:p>
          </table:table-cell>
          <table:table-cell office:value-type="float" office:value="0.177502632141113" calcext:value-type="float">
            <text:p>0.177502632141113</text:p>
          </table:table-cell>
          <table:table-cell office:value-type="float" office:value="0.190001726150513" calcext:value-type="float">
            <text:p>0.190001726150513</text:p>
          </table:table-cell>
          <table:table-cell office:value-type="float" office:value="0.185000896453857" calcext:value-type="float">
            <text:p>0.185000896453857</text:p>
          </table:table-cell>
          <table:table-cell office:value-type="float" office:value="0.167500972747803" calcext:value-type="float">
            <text:p>0.167500972747803</text:p>
          </table:table-cell>
          <table:table-cell office:value-type="float" office:value="0.174999237060547" calcext:value-type="float">
            <text:p>0.174999237060547</text:p>
          </table:table-cell>
          <table:table-cell table:style-name="ce5" office:value-type="float" office:value="0.180000066757202" calcext:value-type="float">
            <text:p>0.180000066757202</text:p>
          </table:table-cell>
          <table:table-cell table:style-name="ce5" table:number-columns-repeated="1006"/>
        </table:table-row>
        <table:table-row table:style-name="ro2">
          <table:table-cell office:value-type="string" calcext:value-type="string">
            <text:p>Best single Model</text:p>
          </table:table-cell>
          <table:table-cell table:style-name="ce5" table:formula="of:=MIN([.B2:.B11])" office:value-type="float" office:value="0.272500514984131" calcext:value-type="float">
            <text:p>0.272500514984131</text:p>
          </table:table-cell>
          <table:table-cell table:style-name="ce5" table:formula="of:=MIN([.C2:.C11])" office:value-type="float" office:value="0.272500514984131" calcext:value-type="float">
            <text:p>0.272500514984131</text:p>
          </table:table-cell>
          <table:table-cell table:style-name="ce5" table:formula="of:=MIN([.D2:.D11])" office:value-type="float" office:value="0.244998931884766" calcext:value-type="float">
            <text:p>0.244998931884766</text:p>
          </table:table-cell>
          <table:table-cell table:style-name="ce5" table:formula="of:=MIN([.E2:.E11])" office:value-type="float" office:value="0.230002403259277" calcext:value-type="float">
            <text:p>0.230002403259277</text:p>
          </table:table-cell>
          <table:table-cell table:style-name="ce5" table:formula="of:=MIN([.F2:.F11])" office:value-type="float" office:value="0.230002403259277" calcext:value-type="float">
            <text:p>0.230002403259277</text:p>
          </table:table-cell>
          <table:table-cell table:style-name="ce5" table:formula="of:=MIN([.G2:.G11])" office:value-type="float" office:value="0.225001573562622" calcext:value-type="float">
            <text:p>0.225001573562622</text:p>
          </table:table-cell>
          <table:table-cell table:style-name="ce5" table:formula="of:=MIN([.H2:.H11])" office:value-type="float" office:value="0.199997425079346" calcext:value-type="float">
            <text:p>0.199997425079346</text:p>
          </table:table-cell>
          <table:table-cell table:style-name="ce5" table:formula="of:=MIN([.I2:.I11])" office:value-type="float" office:value="0.230002403259277" calcext:value-type="float">
            <text:p>0.230002403259277</text:p>
          </table:table-cell>
          <table:table-cell table:style-name="ce5" table:formula="of:=MIN([.J2:.J11])" office:value-type="float" office:value="0.232499837875366" calcext:value-type="float">
            <text:p>0.232499837875366</text:p>
          </table:table-cell>
          <table:table-cell table:style-name="ce5" table:formula="of:=MIN([.K2:.K11])" office:value-type="float" office:value="0.212502479553223" calcext:value-type="float">
            <text:p>0.212502479553223</text:p>
          </table:table-cell>
          <table:table-cell table:style-name="ce5" table:formula="of:=MIN([.L2:.L11])" office:value-type="float" office:value="0.222498178482056" calcext:value-type="float">
            <text:p>0.222498178482056</text:p>
          </table:table-cell>
          <table:table-cell table:style-name="ce5" table:formula="of:=MIN([.M2:.M11])" office:value-type="float" office:value="0.225001573562622" calcext:value-type="float">
            <text:p>0.225001573562622</text:p>
          </table:table-cell>
          <table:table-cell table:style-name="ce5" table:formula="of:=MIN([.N2:.N11])" office:value-type="float" office:value="0.214999914169312" calcext:value-type="float">
            <text:p>0.214999914169312</text:p>
          </table:table-cell>
          <table:table-cell table:style-name="ce5" table:formula="of:=MIN([.O2:.O11])" office:value-type="float" office:value="0.212502479553223" calcext:value-type="float">
            <text:p>0.212502479553223</text:p>
          </table:table-cell>
          <table:table-cell table:style-name="ce5" table:formula="of:=MIN([.P2:.P11])" office:value-type="float" office:value="0.212502479553223" calcext:value-type="float">
            <text:p>0.212502479553223</text:p>
          </table:table-cell>
          <table:table-cell table:style-name="ce5" table:formula="of:=MIN([.Q2:.Q11])" office:value-type="float" office:value="0.209999084472656" calcext:value-type="float">
            <text:p>0.209999084472656</text:p>
          </table:table-cell>
          <table:table-cell table:style-name="ce5" table:formula="of:=MIN([.R2:.R11])" office:value-type="float" office:value="0.207501649856567" calcext:value-type="float">
            <text:p>0.207501649856567</text:p>
          </table:table-cell>
          <table:table-cell table:style-name="ce5" table:number-columns-repeated="1006"/>
        </table:table-row>
        <table:table-row table:style-name="ro2" table:number-rows-repeated="2">
          <table:table-cell table:style-name="Default" table:number-columns-repeated="17"/>
          <table:table-cell table:number-columns-repeated="1007"/>
        </table:table-row>
        <table:table-row table:style-name="ro1" table:number-rows-repeated="4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5"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5" table:number-columns-repeated="14"/>
          <table:table-cell table:style-name="Default" table:number-columns-repeated="2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3:32:10.9932051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09:21.812529662</meta:creation-date>
    <dc:date>2017-10-22T13:32:32.792299456</dc:date>
    <meta:editing-duration>PT19M8S</meta:editing-duration>
    <meta:editing-cycles>17</meta:editing-cycles>
    <meta:generator>LibreOffice/5.3.3.2$Linux_X86_64 LibreOffice_project/3d9a8b4b4e538a85e0782bd6c2d430bafe583448</meta:generator>
    <meta:document-statistic meta:table-count="1" meta:cell-count="234" meta:object-count="0"/>
  </office:meta>
</office:document-meta>
</file>